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164cm" fo:min-width="1.904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174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941cm"/>
    </style:style>
    <style:style style:name="gr6" style:family="graphic" style:parent-style-name="standard">
      <style:graphic-properties draw:stroke="none" svg:stroke-color="#000000" draw:fill="none" draw:fill-color="#ffffff" fo:min-height="0.47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Arial" fo:font-size="12pt" style:font-size-asian="12pt" style:font-size-complex="12pt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Arial" fo:font-size="12pt" style:font-size-asian="12pt" style:font-size-complex="12pt"/>
    </style:style>
    <style:style style:name="T1" style:family="text">
      <style:text-properties style:font-name="Ari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3.4cm" svg:height="2cm" svg:x="8.3cm" svg:y="4.8cm">
          <text:p text:style-name="P1"><text:span text:style-name="T1">wait_Wi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0.6cm" svg:height="0.6cm" svg:x="9.718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10.018cm" svg:y1="1.7cm" svg:x2="10cm" svg:y2="4.8cm" draw:start-shape="id1" draw:start-glue-point="8" draw:end-shape="id2" draw:end-glue-point="4" svg:d="M10018 1700c0 2326-18 777-18 3100" svg:viewBox="0 0 19 3101">
          <text:p/>
        </draw:connector>
        <draw:g>
          <draw:line draw:style-name="gr4" draw:text-style-name="P4" draw:layer="layout" svg:x1="10.782cm" svg:y1="9.415cm" svg:x2="13.382cm" svg:y2="9.415cm">
            <text:p/>
          </draw:line>
          <draw:frame draw:style-name="gr5" draw:text-style-name="P5" draw:layer="layout" svg:width="3.618cm" svg:height="1.191cm" svg:x="10.282cm" svg:y="8.2cm">
            <draw:text-box>
              <text:p text:style-name="P1"><text:span text:style-name="T1">MSG_WIFI_OK &amp; socket started</text:span></text:p>
            </draw:text-box>
          </draw:frame>
        </draw:g>
        <draw:custom-shape draw:style-name="gr1" draw:text-style-name="P2" xml:id="id3" draw:id="id3" draw:layer="layout" svg:width="3.4cm" svg:height="2cm" svg:x="8.3cm" svg:y="11.2cm">
          <text:p text:style-name="P1"><text:span text:style-name="T1">wait_coun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draw:line-skew="1.501cm" svg:x1="11.202cm" svg:y1="12.907cm" svg:x2="8.798cm" svg:y2="12.907cm" draw:start-shape="id3" draw:start-glue-point="9" draw:end-shape="id3" draw:end-glue-point="7" svg:d="M11202 12907c0 3444-2404 3444-2404 0" svg:viewBox="0 0 2405 2584">
          <text:p/>
        </draw:connector>
        <draw:line draw:style-name="gr4" draw:text-style-name="P4" draw:layer="layout" svg:x1="9.082cm" svg:y1="16.415cm" svg:x2="11.682cm" svg:y2="16.415cm">
          <text:p/>
        </draw:line>
        <draw:frame draw:style-name="gr6" draw:text-style-name="P5" draw:layer="layout" svg:width="3.918cm" svg:height="0.721cm" svg:x="8.382cm" svg:y="15.694cm">
          <draw:text-box>
            <text:p text:style-name="P1"><text:span text:style-name="T1">MSG_COUNTER</text:span></text:p>
          </draw:text-box>
        </draw:frame>
        <draw:frame draw:style-name="gr6" draw:text-style-name="P5" draw:layer="layout" svg:width="4.2cm" svg:height="0.721cm" svg:x="8.2cm" svg:y="16.379cm">
          <draw:text-box>
            <text:p text:style-name="P1"><text:span text:style-name="T1">send counter msg</text:span></text:p>
          </draw:text-box>
        </draw:frame>
        <draw:custom-shape draw:style-name="gr1" draw:text-style-name="P2" xml:id="id4" draw:id="id4" draw:layer="layout" svg:width="3.4cm" svg:height="2cm" svg:x="2.4cm" svg:y="11.2cm">
          <text:p text:style-name="P1"><text:span text:style-name="T1">wait_timeo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8.3cm" svg:y1="12.2cm" svg:x2="5.8cm" svg:y2="12.2cm" draw:start-shape="id3" draw:start-glue-point="6" draw:end-shape="id4" draw:end-glue-point="10" svg:d="M8300 12200h-2500" svg:viewBox="0 0 2501 1">
          <text:p/>
        </draw:connector>
        <draw:g>
          <draw:line draw:style-name="gr4" draw:text-style-name="P4" draw:layer="layout" svg:x1="20.533cm" svg:y1="22.022cm" svg:x2="23.133cm" svg:y2="22.022cm">
            <text:p/>
          </draw:line>
          <draw:frame draw:style-name="gr6" draw:text-style-name="P5" draw:layer="layout" svg:width="3.918cm" svg:height="0.721cm" svg:x="19.833cm" svg:y="21.301cm">
            <draw:text-box>
              <text:p text:style-name="P1"><text:span text:style-name="T1">MSG_COUNTER</text:span></text:p>
            </draw:text-box>
          </draw:frame>
          <draw:frame draw:style-name="gr6" draw:text-style-name="P5" draw:layer="layout" svg:width="4.2cm" svg:height="0.721cm" svg:x="19.651cm" svg:y="21.986cm">
            <draw:text-box>
              <text:p text:style-name="P1"><text:span text:style-name="T1">send counter msg</text:span></text:p>
            </draw:text-box>
          </draw:frame>
        </draw:g>
        <draw:g>
          <draw:line draw:style-name="gr4" draw:text-style-name="P4" draw:layer="layout" svg:x1="20.533cm" svg:y1="22.022cm" svg:x2="23.133cm" svg:y2="22.022cm">
            <text:p/>
          </draw:line>
          <draw:frame draw:style-name="gr6" draw:text-style-name="P5" draw:layer="layout" svg:width="3.918cm" svg:height="0.721cm" svg:x="19.833cm" svg:y="21.301cm">
            <draw:text-box>
              <text:p text:style-name="P1"><text:span text:style-name="T1">MSG_COUNTER</text:span></text:p>
            </draw:text-box>
          </draw:frame>
          <draw:frame draw:style-name="gr6" draw:text-style-name="P5" draw:layer="layout" svg:width="4.2cm" svg:height="0.721cm" svg:x="19.651cm" svg:y="21.986cm">
            <draw:text-box>
              <text:p text:style-name="P1"><text:span text:style-name="T1">send counter msg</text:span></text:p>
            </draw:text-box>
          </draw:frame>
        </draw:g>
        <draw:g>
          <draw:line draw:style-name="gr4" draw:text-style-name="P4" draw:layer="layout" svg:x1="20.533cm" svg:y1="22.022cm" svg:x2="23.133cm" svg:y2="22.022cm">
            <text:p/>
          </draw:line>
          <draw:frame draw:style-name="gr6" draw:text-style-name="P5" draw:layer="layout" svg:width="3.918cm" svg:height="0.721cm" svg:x="19.833cm" svg:y="21.301cm">
            <draw:text-box>
              <text:p text:style-name="P1"><text:span text:style-name="T1">MSG_COUNTER</text:span></text:p>
            </draw:text-box>
          </draw:frame>
          <draw:frame draw:style-name="gr6" draw:text-style-name="P5" draw:layer="layout" svg:width="4.2cm" svg:height="0.721cm" svg:x="19.651cm" svg:y="21.986cm">
            <draw:text-box>
              <text:p text:style-name="P1"><text:span text:style-name="T1">send counter msg</text:span></text:p>
            </draw:text-box>
          </draw:frame>
        </draw:g>
        <draw:g>
          <draw:line draw:style-name="gr4" draw:text-style-name="P4" draw:layer="layout" svg:x1="20.533cm" svg:y1="22.022cm" svg:x2="23.133cm" svg:y2="22.022cm">
            <text:p/>
          </draw:line>
          <draw:frame draw:style-name="gr6" draw:text-style-name="P5" draw:layer="layout" svg:width="3.918cm" svg:height="0.721cm" svg:x="19.833cm" svg:y="21.301cm">
            <draw:text-box>
              <text:p text:style-name="P1"><text:span text:style-name="T1">MSG_COUNTER</text:span></text:p>
            </draw:text-box>
          </draw:frame>
          <draw:frame draw:style-name="gr6" draw:text-style-name="P5" draw:layer="layout" svg:width="4.2cm" svg:height="0.721cm" svg:x="19.651cm" svg:y="21.986cm">
            <draw:text-box>
              <text:p text:style-name="P1"><text:span text:style-name="T1">send counter msg</text:span></text:p>
            </draw:text-box>
          </draw:frame>
        </draw:g>
        <draw:g>
          <draw:line draw:style-name="gr4" draw:text-style-name="P4" draw:layer="layout" svg:x1="20.533cm" svg:y1="22.022cm" svg:x2="23.133cm" svg:y2="22.022cm">
            <text:p/>
          </draw:line>
          <draw:frame draw:style-name="gr6" draw:text-style-name="P5" draw:layer="layout" svg:width="3.918cm" svg:height="0.721cm" svg:x="19.833cm" svg:y="21.301cm">
            <draw:text-box>
              <text:p text:style-name="P1"><text:span text:style-name="T1">MSG_COUNTER</text:span></text:p>
            </draw:text-box>
          </draw:frame>
          <draw:frame draw:style-name="gr6" draw:text-style-name="P5" draw:layer="layout" svg:width="4.2cm" svg:height="0.721cm" svg:x="19.651cm" svg:y="21.986cm">
            <draw:text-box>
              <text:p text:style-name="P1"><text:span text:style-name="T1">send counter msg</text:span></text:p>
            </draw:text-box>
          </draw:frame>
        </draw:g>
        <draw:g>
          <draw:line draw:style-name="gr4" draw:text-style-name="P4" draw:layer="layout" svg:x1="5.582cm" svg:y1="8.015cm" svg:x2="8.182cm" svg:y2="8.015cm">
            <text:p/>
          </draw:line>
          <draw:frame draw:style-name="gr5" draw:text-style-name="P5" draw:layer="layout" svg:width="3.618cm" svg:height="1.191cm" svg:x="5.1cm" svg:y="6.8cm">
            <draw:text-box>
              <text:p text:style-name="P1"><text:span text:style-name="T1">MSG_WIFI_OK &amp; socket failed</text:span></text:p>
            </draw:text-box>
          </draw:frame>
          <draw:frame draw:style-name="gr6" draw:text-style-name="P5" draw:layer="layout" svg:width="4.2cm" svg:height="0.721cm" svg:x="4.7cm" svg:y="7.979cm">
            <draw:text-box>
              <text:p text:style-name="P1"><text:span text:style-name="T1">start timer</text:span></text:p>
            </draw:text-box>
          </draw:frame>
        </draw:g>
        <draw:g>
          <draw:line draw:style-name="gr4" draw:text-style-name="P4" draw:layer="layout" svg:x1="5.782cm" svg:y1="13.321cm" svg:x2="8.382cm" svg:y2="13.321cm">
            <text:p/>
          </draw:line>
          <draw:frame draw:style-name="gr6" draw:text-style-name="P5" draw:layer="layout" svg:width="3.618cm" svg:height="0.721cm" svg:x="5.282cm" svg:y="12.6cm">
            <draw:text-box>
              <text:p text:style-name="P1"><text:span text:style-name="T1">disconnected</text:span></text:p>
            </draw:text-box>
          </draw:frame>
          <draw:frame draw:style-name="gr6" draw:text-style-name="P5" draw:layer="layout" svg:width="4.2cm" svg:height="0.721cm" svg:x="4.9cm" svg:y="13.285cm">
            <draw:text-box>
              <text:p text:style-name="P1"><text:span text:style-name="T1">start timer</text:span></text:p>
            </draw:text-box>
          </draw:frame>
        </draw:g>
        <draw:connector draw:style-name="gr3" draw:text-style-name="P4" draw:layer="layout" draw:type="curve" draw:line-skew="2.974cm" svg:x1="11.7cm" svg:y1="12.2cm" svg:x2="11.7cm" svg:y2="5.8cm" draw:start-shape="id3" draw:start-glue-point="10" draw:end-shape="id2" draw:end-glue-point="10" svg:d="M11700 12200c5214 0 5214-6400 0-6400" svg:viewBox="0 0 3912 6401">
          <text:p/>
        </draw:connector>
        <draw:g>
          <draw:line draw:style-name="gr4" draw:text-style-name="P4" draw:layer="layout" svg:x1="14.882cm" svg:y1="12.015cm" svg:x2="17.482cm" svg:y2="12.015cm">
            <text:p/>
          </draw:line>
          <draw:frame draw:style-name="gr6" draw:text-style-name="P5" draw:layer="layout" svg:width="3.618cm" svg:height="0.721cm" svg:x="14.382cm" svg:y="11.294cm">
            <draw:text-box>
              <text:p text:style-name="P1"><text:span text:style-name="T1">MSG_WIFI_KO</text:span></text:p>
            </draw:text-box>
          </draw:frame>
          <draw:frame draw:style-name="gr6" draw:text-style-name="P5" draw:layer="layout" svg:width="4.2cm" svg:height="0.721cm" svg:x="14cm" svg:y="11.979cm">
            <draw:text-box>
              <text:p text:style-name="P1"><text:span text:style-name="T1"><text:s/></text:span></text:p>
            </draw:text-box>
          </draw:frame>
        </draw:g>
        <draw:connector draw:style-name="gr3" draw:text-style-name="P4" draw:layer="layout" draw:type="curve" svg:x1="2.898cm" svg:y1="11.493cm" svg:x2="8.3cm" svg:y2="5.8cm" draw:start-shape="id4" draw:start-glue-point="5" draw:end-shape="id2" draw:end-glue-point="6" svg:d="M2898 11493c0-3796 1800-5693 5402-5693" svg:viewBox="0 0 5403 5694">
          <text:p/>
        </draw:connector>
        <draw:connector draw:style-name="gr3" draw:text-style-name="P4" draw:layer="layout" draw:type="curve" svg:x1="10cm" svg:y1="6.8cm" svg:x2="10cm" svg:y2="11.2cm" draw:start-shape="id2" draw:start-glue-point="8" draw:end-shape="id3" draw:end-glue-point="4" svg:d="M10000 6800v4400" svg:viewBox="0 0 1 4401">
          <text:p/>
        </draw:connector>
        <draw:connector draw:style-name="gr3" draw:text-style-name="P4" draw:layer="layout" draw:type="curve" draw:line-skew="0.125cm" svg:x1="8.798cm" svg:y1="6.507cm" svg:x2="4.1cm" svg:y2="11.2cm" draw:start-shape="id2" draw:start-glue-point="7" draw:end-shape="id4" draw:end-glue-point="4" svg:d="M8798 6507c0 3928-4698 1582-4698 4693" svg:viewBox="0 0 4699 4694">
          <text:p/>
        </draw:connector>
        <draw:connector draw:style-name="gr3" draw:text-style-name="P4" draw:layer="layout" draw:type="curve" svg:x1="5.302cm" svg:y1="11.493cm" svg:x2="8.798cm" svg:y2="11.493cm" draw:start-shape="id4" draw:start-glue-point="11" draw:end-shape="id3" draw:end-glue-point="5" svg:d="M5302 11493c0-1191 3496-1191 3496 0" svg:viewBox="0 0 3497 894">
          <text:p/>
        </draw:connector>
        <draw:g>
          <draw:line draw:style-name="gr4" draw:text-style-name="P4" draw:layer="layout" svg:x1="6.782cm" svg:y1="10.415cm" svg:x2="9.382cm" svg:y2="10.415cm">
            <text:p/>
          </draw:line>
          <draw:frame draw:style-name="gr5" draw:text-style-name="P5" draw:layer="layout" svg:width="3.618cm" svg:height="1.191cm" svg:x="6.282cm" svg:y="9.2cm">
            <draw:text-box>
              <text:p text:style-name="P1"><text:span text:style-name="T1">timeout &amp; socket started</text:span></text:p>
            </draw:text-box>
          </draw:frame>
        </draw:g>
        <draw:connector draw:style-name="gr3" draw:text-style-name="P4" draw:layer="layout" draw:type="curve" draw:line-skew="0.974cm" svg:x1="4.1cm" svg:y1="13.2cm" svg:x2="2.898cm" svg:y2="12.907cm" draw:start-shape="id4" draw:start-glue-point="8" draw:end-shape="id4" draw:end-glue-point="7" svg:d="M4100 13200c0 2214-1202 2360-1202-293" svg:viewBox="0 0 1203 1973">
          <text:p/>
        </draw:connector>
        <draw:g>
          <draw:line draw:style-name="gr4" draw:text-style-name="P4" draw:layer="layout" svg:x1="2.3cm" svg:y1="16.315cm" svg:x2="4.9cm" svg:y2="16.315cm">
            <text:p/>
          </draw:line>
          <draw:frame draw:style-name="gr5" draw:text-style-name="P5" draw:layer="layout" svg:width="3.618cm" svg:height="1.191cm" svg:x="1.8cm" svg:y="15.1cm">
            <draw:text-box>
              <text:p text:style-name="P1"><text:span text:style-name="T1">timeout &amp; socket failed</text:span></text:p>
            </draw:text-box>
          </draw:frame>
        </draw:g>
        <draw:g>
          <draw:line draw:style-name="gr4" draw:text-style-name="P4" draw:layer="layout" svg:x1="2.982cm" svg:y1="5.815cm" svg:x2="5.582cm" svg:y2="5.815cm">
            <text:p/>
          </draw:line>
          <draw:frame draw:style-name="gr6" draw:text-style-name="P5" draw:layer="layout" svg:width="3.618cm" svg:height="0.721cm" svg:x="2.482cm" svg:y="5.094cm">
            <draw:text-box>
              <text:p text:style-name="P1"><text:span text:style-name="T1">MSG_WIFI_KO</text:span></text:p>
            </draw:text-box>
          </draw:frame>
          <draw:frame draw:style-name="gr6" draw:text-style-name="P5" draw:layer="layout" svg:width="4.2cm" svg:height="0.721cm" svg:x="2.1cm" svg:y="5.779cm">
            <draw:text-box>
              <text:p text:style-name="P1"><text:span text:style-name="T1"><text:s/></text:span></text:p>
            </draw:text-box>
          </draw:frame>
          <draw:frame draw:style-name="gr6" draw:text-style-name="P5" draw:layer="layout" svg:width="4.2cm" svg:height="0.721cm" svg:x="2.1cm" svg:y="5.879cm">
            <draw:text-box>
              <text:p text:style-name="P1"><text:span text:style-name="T1">stop timer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7T12:30:09.198563000</meta:creation-date>
    <dc:date>2015-12-31T11:29:21.084983000</dc:date>
    <meta:editing-duration>PT31M9S</meta:editing-duration>
    <meta:editing-cycles>14</meta:editing-cycles>
    <meta:generator>LibreOffice/5.0.3.2$MacOSX_X86_64 LibreOffice_project/e5f16313668ac592c1bfb310f4390624e3dbfb75</meta:generator>
    <meta:document-statistic meta:object-count="62"/>
  </office:meta>
</office:document-meta>
</file>